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P3" style:family="paragraph" style:parent-style-name="Standard">
      <style:paragraph-properties fo:break-before="auto" fo:text-indent="0cm" fo:line-height="115%" fo:margin-left="1.958cm" fo:margin-right="1.561cm" style:writing-mode="lr-tb"/>
    </style:style>
    <style:style style:name="T3_1" style:family="text">
      <style:text-properties style:font-name="Courier New" style:font-name-asian="Courier New" style:font-name-complex="Courier New"/>
    </style:style>
    <style:style style:name="T3_2" style:family="text">
      <style:text-properties style:font-name="Courier New" style:font-name-asian="Courier New" style:font-name-complex="Courier New"/>
    </style:style>
    <style:style style:name="T3_3" style:family="text">
      <style:text-properties style:font-name="Courier New" style:font-name-asian="Courier New" style:font-name-complex="Courier New"/>
    </style:style>
    <style:style style:name="T3_4" style:family="text">
      <style:text-properties style:font-name="Courier New" style:font-name-asian="Courier New" style:font-name-complex="Courier New"/>
    </style:style>
    <style:style style:name="T3_5" style:family="text">
      <style:text-properties style:font-name="Courier New" style:font-name-asian="Courier New" style:font-name-complex="Courier New"/>
    </style:style>
    <style:style style:name="T3_6" style:family="text">
      <style:text-properties style:font-name="Courier New" style:font-name-asian="Courier New" style:font-name-complex="Courier New"/>
    </style:style>
    <style:style style:name="T3_7" style:family="text">
      <style:text-properties style:font-name="Courier New" style:font-name-asian="Courier New" style:font-name-complex="Courier New"/>
    </style:style>
    <style:style style:name="T3_8" style:family="text">
      <style:text-properties style:font-name="Courier New" style:font-name-asian="Courier New" style:font-name-complex="Courier New"/>
    </style:style>
    <style:style style:name="T3_9" style:family="text">
      <style:text-properties style:font-name="Courier New" style:font-name-asian="Courier New" style:font-name-complex="Courier New"/>
    </style:style>
    <style:style style:name="T3_10" style:family="text">
      <style:text-properties style:font-name="Courier New" style:font-name-asian="Courier New" style:font-name-complex="Courier New"/>
    </style:style>
    <style:style style:name="T3_11" style:family="text">
      <style:text-properties style:font-name="Courier New" style:font-name-asian="Courier New" style:font-name-complex="Courier New"/>
    </style:style>
    <style:style style:name="T3_12" style:family="text">
      <style:text-properties style:font-name="Courier New" style:font-name-asian="Courier New" style:font-name-complex="Courier New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>
      <style:text-properties style:font-name="Courier New" style:font-name-asian="Courier New" style:font-name-complex="Courier New"/>
    </style:style>
    <style:style style:name="T5_8" style:family="text">
      <style:text-properties style:font-name="Courier New" style:font-name-asian="Courier New" style:font-name-complex="Courier New"/>
    </style:style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P6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>
      <style:text-properties style:font-name="Courier New" style:font-name-asian="Courier New" style:font-name-complex="Courier New"/>
    </style:style>
    <style:style style:name="T7_8" style:family="text">
      <style:text-properties style:font-name="Courier New" style:font-name-asian="Courier New" style:font-name-complex="Courier New"/>
    </style:style>
    <style:style style:name="T7_9" style:family="text">
      <style:text-properties style:font-name="Courier New" style:font-name-asian="Courier New" style:font-name-complex="Courier New"/>
    </style:style>
    <style:style style:name="T7_10" style:family="text">
      <style:text-properties style:font-name="Courier New" style:font-name-asian="Courier New" style:font-name-complex="Courier New"/>
    </style:style>
    <style:style style:name="T7_11" style:family="text">
      <style:text-properties style:font-name="Courier New" style:font-name-asian="Courier New" style:font-name-complex="Courier New"/>
    </style:style>
    <style:style style:name="T7_12" style:family="text">
      <style:text-properties style:font-name="Courier New" style:font-name-asian="Courier New" style:font-name-complex="Courier New"/>
    </style:style>
    <style:style style:name="T7_13" style:family="text">
      <style:text-properties style:font-name="Courier New" style:font-name-asian="Courier New" style:font-name-complex="Courier New"/>
    </style:style>
    <style:style style:name="T7_14" style:family="text">
      <style:text-properties style:font-name="Courier New" style:font-name-asian="Courier New" style:font-name-complex="Courier New"/>
    </style:style>
    <style:style style:name="T7_15" style:family="text"/>
    <style:style style:name="T7_16" style:family="text">
      <style:text-properties style:font-name="Courier New" style:font-name-asian="Courier New" style:font-name-complex="Courier New"/>
    </style:style>
    <style:style style:name="T7_17" style:family="text">
      <style:text-properties style:font-name="Courier New" style:font-name-asian="Courier New" style:font-name-complex="Courier New"/>
    </style:style>
    <style:style style:name="T7_18" style:family="text">
      <style:text-properties style:font-name="Courier New" style:font-name-asian="Courier New" style:font-name-complex="Courier New"/>
    </style:style>
    <style:style style:name="T7_19" style:family="text">
      <style:text-properties style:font-name="Courier New" style:font-name-asian="Courier New" style:font-name-complex="Courier New"/>
    </style:style>
    <style:style style:name="T7_20" style:family="text">
      <style:text-properties style:font-name="Courier New" style:font-name-asian="Courier New" style:font-name-complex="Courier New"/>
    </style:style>
    <style:style style:name="T7_21" style:family="text">
      <style:text-properties style:font-name="Courier New" style:font-name-asian="Courier New" style:font-name-complex="Courier New"/>
    </style:style>
    <style:style style:name="T7_22" style:family="text">
      <style:text-properties style:font-name="Courier New" style:font-name-asian="Courier New" style:font-name-complex="Courier New"/>
    </style:style>
    <style:style style:name="T7_23" style:family="text">
      <style:text-properties style:font-name="Courier New" style:font-name-asian="Courier New" style:font-name-complex="Courier New"/>
    </style:style>
    <style:style style:name="T7_24" style:family="text"/>
    <style:style style:name="T7_25" style:family="text"/>
    <style:style style:name="P8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8_1" style:family="text">
      <style:text-properties style:font-name="Courier New" style:font-name-asian="Courier New" style:font-name-complex="Courier New"/>
    </style:style>
    <style:style style:name="T8_2" style:family="text">
      <style:text-properties style:font-name="Courier New" style:font-name-asian="Courier New" style:font-name-complex="Courier New"/>
    </style:style>
    <style:style style:name="T8_3" style:family="text">
      <style:text-properties style:font-name="Courier New" style:font-name-asian="Courier New" style:font-name-complex="Courier New"/>
    </style:style>
    <style:style style:name="T8_4" style:family="text">
      <style:text-properties style:font-name="Courier New" style:font-name-asian="Courier New" style:font-name-complex="Courier New"/>
    </style:style>
    <style:style style:name="T8_5" style:family="text">
      <style:text-properties style:font-name="Courier New" style:font-name-asian="Courier New" style:font-name-complex="Courier New"/>
    </style:style>
    <style:style style:name="T8_6" style:family="text">
      <style:text-properties style:font-name="Courier New" style:font-name-asian="Courier New" style:font-name-complex="Courier New"/>
    </style:style>
    <style:style style:name="T8_7" style:family="text">
      <style:text-properties style:font-name="Courier New" style:font-name-asian="Courier New" style:font-name-complex="Courier New"/>
    </style:style>
    <style:style style:name="T8_8" style:family="text">
      <style:text-properties style:font-name="Courier New" style:font-name-asian="Courier New" style:font-name-complex="Courier New"/>
    </style:style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>
      <style:text-properties style:font-name="Courier New" style:font-name-asian="Courier New" style:font-name-complex="Courier New"/>
    </style:style>
    <style:style style:name="T8_17" style:family="text">
      <style:text-properties style:font-name="Courier New" style:font-name-asian="Courier New" style:font-name-complex="Courier New"/>
    </style:style>
    <style:style style:name="T8_18" style:family="text">
      <style:text-properties style:font-name="Courier New" style:font-name-asian="Courier New" style:font-name-complex="Courier New"/>
    </style:style>
    <style:style style:name="T8_19" style:family="text">
      <style:text-properties style:font-name="Courier New" style:font-name-asian="Courier New" style:font-name-complex="Courier New"/>
    </style:style>
    <style:style style:name="T8_20" style:family="text"/>
    <style:style style:name="T8_21" style:family="text">
      <style:text-properties style:font-name="Courier New" style:font-name-asian="Courier New" style:font-name-complex="Courier New"/>
    </style:style>
    <style:style style:name="T8_22" style:family="text">
      <style:text-properties style:font-name="Courier New" style:font-name-asian="Courier New" style:font-name-complex="Courier New"/>
    </style:style>
    <style:style style:name="T8_23" style:family="text"/>
    <style:style style:name="T8_24" style:family="text"/>
    <style:style style:name="T8_25" style:family="text"/>
    <style:style style:name="T8_26" style:family="text">
      <style:text-properties style:font-name="Courier New" style:font-name-asian="Courier New" style:font-name-complex="Courier New"/>
    </style:style>
    <style:style style:name="T8_27" style:family="text">
      <style:text-properties style:font-name="Courier New" style:font-name-asian="Courier New" style:font-name-complex="Courier New"/>
    </style:style>
    <style:style style:name="T8_28" style:family="text">
      <style:text-properties style:font-name="Courier New" style:font-name-asian="Courier New" style:font-name-complex="Courier New"/>
    </style:style>
    <style:style style:name="T8_29" style:family="text"/>
    <style:style style:name="T8_30" style:family="text"/>
    <style:style style:name="T8_31" style:family="text"/>
    <style:style style:name="P9" style:family="paragraph" style:parent-style-name="Heading_20_2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11_1" style:family="text">
      <style:text-properties style:font-name="Courier New" style:font-name-asian="Courier New" style:font-name-complex="Courier New"/>
    </style:style>
    <style:style style:name="T11_2" style:family="text">
      <style:text-properties style:font-name="Courier New" style:font-name-asian="Courier New" style:font-name-complex="Courier New"/>
    </style:style>
    <style:style style:name="T11_3" style:family="text">
      <style:text-properties style:font-name="Courier New" style:font-name-asian="Courier New" style:font-name-complex="Courier New"/>
    </style:style>
    <style:style style:name="T11_4" style:family="text">
      <style:text-properties style:font-name="Courier New" style:font-name-asian="Courier New" style:font-name-complex="Courier New"/>
    </style:style>
    <style:style style:name="T11_5" style:family="text">
      <style:text-properties style:font-name="Courier New" style:font-name-asian="Courier New" style:font-name-complex="Courier New"/>
    </style:style>
    <style:style style:name="T11_6" style:family="text">
      <style:text-properties style:font-name="Courier New" style:font-name-asian="Courier New" style:font-name-complex="Courier New"/>
    </style:style>
    <style:style style:name="T11_7" style:family="text">
      <style:text-properties style:font-name="Courier New" style:font-name-asian="Courier New" style:font-name-complex="Courier New"/>
    </style:style>
    <style:style style:name="T11_8" style:family="text">
      <style:text-properties style:font-name="Courier New" style:font-name-asian="Courier New" style:font-name-complex="Courier New"/>
    </style:style>
    <style:style style:name="T11_9" style:family="text">
      <style:text-properties style:font-name="Courier New" style:font-name-asian="Courier New" style:font-name-complex="Courier New"/>
    </style:style>
    <style:style style:name="T11_10" style:family="text">
      <style:text-properties style:font-name="Courier New" style:font-name-asian="Courier New" style:font-name-complex="Courier New"/>
    </style:style>
    <style:style style:name="T11_11" style:family="text">
      <style:text-properties style:font-name="Courier New" style:font-name-asian="Courier New" style:font-name-complex="Courier New"/>
    </style:style>
    <style:style style:name="T11_12" style:family="text">
      <style:text-properties style:font-name="Courier New" style:font-name-asian="Courier New" style:font-name-complex="Courier New"/>
    </style:style>
    <style:style style:name="T11_13" style:family="text">
      <style:text-properties style:font-name="Courier New" style:font-name-asian="Courier New" style:font-name-complex="Courier New"/>
    </style:style>
    <style:style style:name="T11_14" style:family="text">
      <style:text-properties style:font-name="Courier New" style:font-name-asian="Courier New" style:font-name-complex="Courier New"/>
    </style:style>
    <style:style style:name="T11_15" style:family="text">
      <style:text-properties style:font-name="Courier New" style:font-name-asian="Courier New" style:font-name-complex="Courier New"/>
    </style:style>
    <style:style style:name="T11_16" style:family="text">
      <style:text-properties style:font-name="Courier New" style:font-name-asian="Courier New" style:font-name-complex="Courier New"/>
    </style:style>
    <style:style style:name="T11_17" style:family="text">
      <style:text-properties style:font-name="Courier New" style:font-name-asian="Courier New" style:font-name-complex="Courier New"/>
    </style:style>
    <style:style style:name="T11_18" style:family="text">
      <style:text-properties style:font-name="Courier New" style:font-name-asian="Courier New" style:font-name-complex="Courier New"/>
    </style:style>
    <style:style style:name="T11_19" style:family="text">
      <style:text-properties style:font-name="Courier New" style:font-name-asian="Courier New" style:font-name-complex="Courier New"/>
    </style:style>
    <style:style style:name="T11_20" style:family="text">
      <style:text-properties style:font-name="Courier New" style:font-name-asian="Courier New" style:font-name-complex="Courier New"/>
    </style:style>
    <style:style style:name="T11_21" style:family="text">
      <style:text-properties style:font-name="Courier New" style:font-name-asian="Courier New" style:font-name-complex="Courier New"/>
    </style:style>
    <style:style style:name="T11_22" style:family="text">
      <style:text-properties style:font-name="Courier New" style:font-name-asian="Courier New" style:font-name-complex="Courier New"/>
    </style:style>
    <style:style style:name="P12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>
      <style:text-properties style:font-name="Courier New" style:font-name-asian="Courier New" style:font-name-complex="Courier New"/>
    </style:style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>
      <style:text-properties style:font-name="Courier New" style:font-name-asian="Courier New" style:font-name-complex="Courier New"/>
    </style:style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>
      <style:text-properties style:font-name="Courier New" style:font-name-asian="Courier New" style:font-name-complex="Courier New"/>
    </style:style>
    <style:style style:name="T12_54" style:family="text">
      <style:text-properties style:font-name="Courier New" style:font-name-asian="Courier New" style:font-name-complex="Courier New"/>
    </style:style>
    <style:style style:name="T12_55" style:family="text">
      <style:text-properties style:font-name="Courier New" style:font-name-asian="Courier New" style:font-name-complex="Courier New"/>
    </style:style>
    <style:style style:name="T12_56" style:family="text">
      <style:text-properties style:font-name="Courier New" style:font-name-asian="Courier New" style:font-name-complex="Courier New"/>
    </style:style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>
      <style:text-properties style:font-name="Courier New" style:font-name-asian="Courier New" style:font-name-complex="Courier New"/>
    </style:style>
    <style:style style:name="T12_85" style:family="text">
      <style:text-properties style:font-name="Courier New" style:font-name-asian="Courier New" style:font-name-complex="Courier New"/>
    </style:style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>
      <style:text-properties style:font-name="Courier New" style:font-name-asian="Courier New" style:font-name-complex="Courier New"/>
    </style:style>
    <style:style style:name="T12_125" style:family="text">
      <style:text-properties style:font-name="Courier New" style:font-name-asian="Courier New" style:font-name-complex="Courier New"/>
    </style:style>
    <style:style style:name="T12_126" style:family="text">
      <style:text-properties style:font-name="Courier New" style:font-name-asian="Courier New" style:font-name-complex="Courier New"/>
    </style:style>
    <style:style style:name="T12_127" style:family="text">
      <style:text-properties style:font-name="Courier New" style:font-name-asian="Courier New" style:font-name-complex="Courier New"/>
    </style:style>
    <style:style style:name="T12_128" style:family="text"/>
    <style:style style:name="T12_129" style:family="text"/>
    <style:style style:name="T12_130" style:family="text"/>
    <style:style style:name="T12_131" style:family="text">
      <style:text-properties style:font-name="Courier New" style:font-name-asian="Courier New" style:font-name-complex="Courier New"/>
    </style:style>
    <style:style style:name="T12_132" style:family="text">
      <style:text-properties style:font-name="Courier New" style:font-name-asian="Courier New" style:font-name-complex="Courier New"/>
    </style:style>
    <style:style style:name="T12_133" style:family="text">
      <style:text-properties style:font-name="Courier New" style:font-name-asian="Courier New" style:font-name-complex="Courier New"/>
    </style:style>
    <style:style style:name="T12_134" style:family="text">
      <style:text-properties style:font-name="Courier New" style:font-name-asian="Courier New" style:font-name-complex="Courier New"/>
    </style:style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P13" style:family="paragraph" style:parent-style-name="Heading_20_2">
      <style:paragraph-properties fo:break-before="auto" fo:text-indent="0cm" fo:line-height="115%" fo:margin-left="-0.053cm" fo:margin-right="0.053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15_1" style:family="text">
      <style:text-properties style:font-name="Courier New" style:font-name-asian="Courier New" style:font-name-complex="Courier New"/>
    </style:style>
    <style:style style:name="T15_2" style:family="text">
      <style:text-properties style:font-name="Courier New" style:font-name-asian="Courier New" style:font-name-complex="Courier New"/>
    </style:style>
    <style:style style:name="T15_3" style:family="text">
      <style:text-properties style:font-name="Courier New" style:font-name-asian="Courier New" style:font-name-complex="Courier New"/>
    </style:style>
    <style:style style:name="T15_4" style:family="text">
      <style:text-properties style:font-name="Courier New" style:font-name-asian="Courier New" style:font-name-complex="Courier New"/>
    </style:style>
    <style:style style:name="T15_5" style:family="text">
      <style:text-properties style:font-name="Courier New" style:font-name-asian="Courier New" style:font-name-complex="Courier New"/>
    </style:style>
    <style:style style:name="T15_6" style:family="text">
      <style:text-properties style:font-name="Courier New" style:font-name-asian="Courier New" style:font-name-complex="Courier New"/>
    </style:style>
    <style:style style:name="T15_7" style:family="text">
      <style:text-properties style:font-name="Courier New" style:font-name-asian="Courier New" style:font-name-complex="Courier New"/>
    </style:style>
    <style:style style:name="T15_8" style:family="text">
      <style:text-properties style:font-name="Courier New" style:font-name-asian="Courier New" style:font-name-complex="Courier New"/>
    </style:style>
    <style:style style:name="T15_9" style:family="text">
      <style:text-properties style:font-name="Courier New" style:font-name-asian="Courier New" style:font-name-complex="Courier New"/>
    </style:style>
    <style:style style:name="T15_10" style:family="text">
      <style:text-properties style:font-name="Courier New" style:font-name-asian="Courier New" style:font-name-complex="Courier New"/>
    </style:style>
    <style:style style:name="T15_11" style:family="text">
      <style:text-properties style:font-name="Courier New" style:font-name-asian="Courier New" style:font-name-complex="Courier New"/>
    </style:style>
    <style:style style:name="T15_12" style:family="text">
      <style:text-properties style:font-name="Courier New" style:font-name-asian="Courier New" style:font-name-complex="Courier New"/>
    </style:style>
    <style:style style:name="T15_13" style:family="text">
      <style:text-properties style:font-name="Courier New" style:font-name-asian="Courier New" style:font-name-complex="Courier New"/>
    </style:style>
    <style:style style:name="T15_14" style:family="text">
      <style:text-properties style:font-name="Courier New" style:font-name-asian="Courier New" style:font-name-complex="Courier New"/>
    </style:style>
    <style:style style:name="T15_15" style:family="text">
      <style:text-properties style:font-name="Courier New" style:font-name-asian="Courier New" style:font-name-complex="Courier New"/>
    </style:style>
    <style:style style:name="T15_16" style:family="text">
      <style:text-properties style:font-name="Courier New" style:font-name-asian="Courier New" style:font-name-complex="Courier New"/>
    </style:style>
    <style:style style:name="T15_17" style:family="text">
      <style:text-properties style:font-name="Courier New" style:font-name-asian="Courier New" style:font-name-complex="Courier New"/>
    </style:style>
    <style:style style:name="T15_18" style:family="text">
      <style:text-properties style:font-name="Courier New" style:font-name-asian="Courier New" style:font-name-complex="Courier New"/>
    </style:style>
    <style:style style:name="T15_19" style:family="text">
      <style:text-properties style:font-name="Courier New" style:font-name-asian="Courier New" style:font-name-complex="Courier New"/>
    </style:style>
    <style:style style:name="T15_20" style:family="text">
      <style:text-properties style:font-name="Courier New" style:font-name-asian="Courier New" style:font-name-complex="Courier New"/>
    </style:style>
    <style:style style:name="P16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>
      <style:text-properties style:font-name="Courier New" style:font-name-asian="Courier New" style:font-name-complex="Courier New"/>
    </style:style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>
      <style:text-properties style:font-name="Courier New" style:font-name-asian="Courier New" style:font-name-complex="Courier New"/>
    </style:style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>
      <style:text-properties style:font-name="Courier New" style:font-name-asian="Courier New" style:font-name-complex="Courier New"/>
    </style:style>
    <style:style style:name="T16_48" style:family="text">
      <style:text-properties style:font-name="Courier New" style:font-name-asian="Courier New" style:font-name-complex="Courier New"/>
    </style:style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P17" style:family="paragraph" style:parent-style-name="Heading_20_2">
      <style:paragraph-properties fo:break-before="auto" fo:text-indent="0cm" fo:line-height="115%" fo:margin-left="-0.053cm" fo:margin-right="0.053cm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19_1" style:family="text">
      <style:text-properties style:font-name="Courier New" style:font-name-asian="Courier New" style:font-name-complex="Courier New"/>
    </style:style>
    <style:style style:name="T19_2" style:family="text">
      <style:text-properties style:font-name="Courier New" style:font-name-asian="Courier New" style:font-name-complex="Courier New"/>
    </style:style>
    <style:style style:name="T19_3" style:family="text">
      <style:text-properties style:font-name="Courier New" style:font-name-asian="Courier New" style:font-name-complex="Courier New"/>
    </style:style>
    <style:style style:name="T19_4" style:family="text">
      <style:text-properties style:font-name="Courier New" style:font-name-asian="Courier New" style:font-name-complex="Courier New"/>
    </style:style>
    <style:style style:name="T19_5" style:family="text">
      <style:text-properties style:font-name="Courier New" style:font-name-asian="Courier New" style:font-name-complex="Courier New"/>
    </style:style>
    <style:style style:name="T19_6" style:family="text">
      <style:text-properties style:font-name="Courier New" style:font-name-asian="Courier New" style:font-name-complex="Courier New"/>
    </style:style>
    <style:style style:name="T19_7" style:family="text">
      <style:text-properties style:font-name="Courier New" style:font-name-asian="Courier New" style:font-name-complex="Courier New"/>
    </style:style>
    <style:style style:name="T19_8" style:family="text">
      <style:text-properties style:font-name="Courier New" style:font-name-asian="Courier New" style:font-name-complex="Courier New"/>
    </style:style>
    <style:style style:name="T19_9" style:family="text">
      <style:text-properties style:font-name="Courier New" style:font-name-asian="Courier New" style:font-name-complex="Courier New"/>
    </style:style>
    <style:style style:name="T19_10" style:family="text">
      <style:text-properties style:font-name="Courier New" style:font-name-asian="Courier New" style:font-name-complex="Courier New"/>
    </style:style>
    <style:style style:name="T19_11" style:family="text">
      <style:text-properties style:font-name="Courier New" style:font-name-asian="Courier New" style:font-name-complex="Courier New"/>
    </style:style>
    <style:style style:name="T19_12" style:family="text">
      <style:text-properties style:font-name="Courier New" style:font-name-asian="Courier New" style:font-name-complex="Courier New"/>
    </style:style>
    <style:style style:name="T19_13" style:family="text">
      <style:text-properties style:font-name="Courier New" style:font-name-asian="Courier New" style:font-name-complex="Courier New"/>
    </style:style>
    <style:style style:name="T19_14" style:family="text">
      <style:text-properties style:font-name="Courier New" style:font-name-asian="Courier New" style:font-name-complex="Courier New"/>
    </style:style>
    <style:style style:name="T19_15" style:family="text">
      <style:text-properties style:font-name="Courier New" style:font-name-asian="Courier New" style:font-name-complex="Courier New"/>
    </style:style>
    <style:style style:name="T19_16" style:family="text">
      <style:text-properties style:font-name="Courier New" style:font-name-asian="Courier New" style:font-name-complex="Courier New"/>
    </style:style>
    <style:style style:name="P20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>
      <style:text-properties style:font-name="Courier New" style:font-name-asian="Courier New" style:font-name-complex="Courier New"/>
    </style:style>
    <style:style style:name="T20_12" style:family="text"/>
    <style:style style:name="T20_13" style:family="text"/>
    <style:style style:name="T20_14" style:family="text"/>
    <style:style style:name="T20_15" style:family="text">
      <style:text-properties style:font-name="Courier New" style:font-name-asian="Courier New" style:font-name-complex="Courier New"/>
    </style:style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>
      <style:text-properties style:font-name="Courier New" style:font-name-asian="Courier New" style:font-name-complex="Courier New"/>
    </style:style>
    <style:style style:name="T20_40" style:family="text">
      <style:text-properties style:font-name="Courier New" style:font-name-asian="Courier New" style:font-name-complex="Courier New"/>
    </style:style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P21" style:family="paragraph" style:parent-style-name="Heading_20_2">
      <style:paragraph-properties fo:break-before="auto" fo:text-indent="0cm" fo:line-height="115%" fo:margin-left="-0.053cm" fo:margin-right="0.053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>
      <style:text-properties style:font-name="Courier New" style:font-name-asian="Courier New" style:font-name-complex="Courier New"/>
    </style:style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P23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>
      <style:text-properties style:font-name="Courier New" style:font-name-asian="Courier New" style:font-name-complex="Courier New"/>
    </style:style>
    <style:style style:name="T23_26" style:family="text"/>
    <style:style style:name="T23_27" style:family="text">
      <style:text-properties style:font-name="Courier New" style:font-name-asian="Courier New" style:font-name-complex="Courier New"/>
    </style:style>
    <style:style style:name="T23_28" style:family="text"/>
    <style:style style:name="T23_29" style:family="text"/>
    <style:style style:name="T23_30" style:family="text"/>
    <style:style style:name="T23_31" style:family="text">
      <style:text-properties style:font-name="Courier New" style:font-name-asian="Courier New" style:font-name-complex="Courier New"/>
    </style:style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>
      <style:text-properties style:font-name="Courier New" style:font-name-asian="Courier New" style:font-name-complex="Courier New"/>
    </style:style>
    <style:style style:name="T23_56" style:family="text">
      <style:text-properties style:font-name="Courier New" style:font-name-asian="Courier New" style:font-name-complex="Courier New"/>
    </style:style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>
      <style:text-properties style:font-name="Courier New" style:font-name-asian="Courier New" style:font-name-complex="Courier New"/>
    </style:style>
    <style:style style:name="T23_67" style:family="text">
      <style:text-properties style:font-name="Courier New" style:font-name-asian="Courier New" style:font-name-complex="Courier New"/>
    </style:style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>
      <style:text-properties style:font-name="Courier New" style:font-name-asian="Courier New" style:font-name-complex="Courier New"/>
    </style:style>
    <style:style style:name="T23_76" style:family="text">
      <style:text-properties style:font-name="Courier New" style:font-name-asian="Courier New" style:font-name-complex="Courier New"/>
    </style:style>
    <style:style style:name="T23_77" style:family="text"/>
    <style:style style:name="P24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>
      <style:text-properties style:font-name="Courier New" style:font-name-asian="Courier New" style:font-name-complex="Courier New"/>
    </style:style>
    <style:style style:name="T24_16" style:family="text">
      <style:text-properties style:font-name="Courier New" style:font-name-asian="Courier New" style:font-name-complex="Courier New"/>
    </style:style>
    <style:style style:name="T24_17" style:family="text">
      <style:text-properties style:font-name="Courier New" style:font-name-asian="Courier New" style:font-name-complex="Courier New"/>
    </style:style>
    <style:style style:name="T24_18" style:family="text">
      <style:text-properties style:font-name="Courier New" style:font-name-asian="Courier New" style:font-name-complex="Courier New"/>
    </style:style>
    <style:style style:name="T24_19" style:family="text">
      <style:text-properties style:font-name="Courier New" style:font-name-asian="Courier New" style:font-name-complex="Courier New"/>
    </style:style>
    <style:style style:name="T24_20" style:family="text">
      <style:text-properties style:font-name="Courier New" style:font-name-asian="Courier New" style:font-name-complex="Courier New"/>
    </style:style>
    <style:style style:name="T24_21" style:family="text">
      <style:text-properties style:font-name="Courier New" style:font-name-asian="Courier New" style:font-name-complex="Courier New"/>
    </style:style>
    <style:style style:name="T24_22" style:family="text">
      <style:text-properties style:font-name="Courier New" style:font-name-asian="Courier New" style:font-name-complex="Courier New"/>
    </style:style>
    <style:style style:name="T24_23" style:family="text">
      <style:text-properties style:font-name="Courier New" style:font-name-asian="Courier New" style:font-name-complex="Courier New"/>
    </style:style>
    <style:style style:name="T24_24" style:family="text"/>
    <style:style style:name="P25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>
      <style:text-properties style:font-name="Courier New" style:font-name-asian="Courier New" style:font-name-complex="Courier New"/>
    </style:style>
    <style:style style:name="T25_14" style:family="text">
      <style:text-properties style:font-name="Courier New" style:font-name-asian="Courier New" style:font-name-complex="Courier New"/>
    </style:style>
    <style:style style:name="T25_15" style:family="text">
      <style:text-properties style:font-name="Courier New" style:font-name-asian="Courier New" style:font-name-complex="Courier New"/>
    </style:style>
    <style:style style:name="T25_16" style:family="text"/>
    <style:style style:name="T25_17" style:family="text">
      <style:text-properties style:font-name="Courier New" style:font-name-asian="Courier New" style:font-name-complex="Courier New"/>
    </style:style>
    <style:style style:name="T25_18" style:family="text">
      <style:text-properties style:font-name="Courier New" style:font-name-asian="Courier New" style:font-name-complex="Courier New"/>
    </style:style>
    <style:style style:name="T25_19" style:family="text"/>
    <style:style style:name="T25_20" style:family="text"/>
    <style:style style:name="T25_21" style:family="text"/>
    <style:style style:name="T25_22" style:family="text">
      <style:text-properties style:font-name="Courier New" style:font-name-asian="Courier New" style:font-name-complex="Courier New"/>
    </style:style>
    <style:style style:name="T25_23" style:family="text">
      <style:text-properties style:font-name="Courier New" style:font-name-asian="Courier New" style:font-name-complex="Courier New"/>
    </style:style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>
      <style:text-properties style:font-name="Courier New" style:font-name-asian="Courier New" style:font-name-complex="Courier New"/>
    </style:style>
    <style:style style:name="T25_34" style:family="text">
      <style:text-properties style:font-name="Courier New" style:font-name-asian="Courier New" style:font-name-complex="Courier New"/>
    </style:style>
    <style:style style:name="T25_35" style:family="text">
      <style:text-properties style:font-name="Courier New" style:font-name-asian="Courier New" style:font-name-complex="Courier New"/>
    </style:style>
    <style:style style:name="T25_36" style:family="text">
      <style:text-properties style:font-name="Courier New" style:font-name-asian="Courier New" style:font-name-complex="Courier New"/>
    </style:style>
    <style:style style:name="T25_37" style:family="text">
      <style:text-properties style:font-name="Courier New" style:font-name-asian="Courier New" style:font-name-complex="Courier New"/>
    </style:style>
    <style:style style:name="T25_38" style:family="text">
      <style:text-properties style:font-name="Courier New" style:font-name-asian="Courier New" style:font-name-complex="Courier New"/>
    </style:style>
    <style:style style:name="T25_39" style:family="text">
      <style:text-properties style:font-name="Courier New" style:font-name-asian="Courier New" style:font-name-complex="Courier New"/>
    </style:style>
    <style:style style:name="T25_40" style:family="text">
      <style:text-properties style:font-name="Courier New" style:font-name-asian="Courier New" style:font-name-complex="Courier New"/>
    </style:style>
    <style:style style:name="T25_41" style:family="text">
      <style:text-properties style:font-name="Courier New" style:font-name-asian="Courier New" style:font-name-complex="Courier New"/>
    </style:style>
    <style:style style:name="T25_42" style:family="text"/>
    <style:style style:name="P26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>
      <style:text-properties style:font-name="Courier New" style:font-name-asian="Courier New" style:font-name-complex="Courier New"/>
    </style:style>
    <style:style style:name="T26_14" style:family="text">
      <style:text-properties style:font-name="Courier New" style:font-name-asian="Courier New" style:font-name-complex="Courier New"/>
    </style:style>
    <style:style style:name="T26_15" style:family="text">
      <style:text-properties style:font-name="Courier New" style:font-name-asian="Courier New" style:font-name-complex="Courier New"/>
    </style:style>
    <style:style style:name="T26_16" style:family="text"/>
    <style:style style:name="T26_17" style:family="text">
      <style:text-properties style:font-name="Courier New" style:font-name-asian="Courier New" style:font-name-complex="Courier New"/>
    </style:style>
    <style:style style:name="T26_18" style:family="text">
      <style:text-properties style:font-name="Courier New" style:font-name-asian="Courier New" style:font-name-complex="Courier New"/>
    </style:style>
    <style:style style:name="T26_19" style:family="text"/>
    <style:style style:name="T26_20" style:family="text"/>
    <style:style style:name="T26_21" style:family="text"/>
    <style:style style:name="T26_22" style:family="text">
      <style:text-properties style:font-name="Courier New" style:font-name-asian="Courier New" style:font-name-complex="Courier New"/>
    </style:style>
    <style:style style:name="T26_23" style:family="text">
      <style:text-properties style:font-name="Courier New" style:font-name-asian="Courier New" style:font-name-complex="Courier New"/>
    </style:style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>
      <style:text-properties style:font-name="Courier New" style:font-name-asian="Courier New" style:font-name-complex="Courier New"/>
    </style:style>
    <style:style style:name="T26_34" style:family="text">
      <style:text-properties style:font-name="Courier New" style:font-name-asian="Courier New" style:font-name-complex="Courier New"/>
    </style:style>
    <style:style style:name="T26_35" style:family="text">
      <style:text-properties style:font-name="Courier New" style:font-name-asian="Courier New" style:font-name-complex="Courier New"/>
    </style:style>
    <style:style style:name="T26_36" style:family="text">
      <style:text-properties style:font-name="Courier New" style:font-name-asian="Courier New" style:font-name-complex="Courier New"/>
    </style:style>
    <style:style style:name="T26_37" style:family="text">
      <style:text-properties style:font-name="Courier New" style:font-name-asian="Courier New" style:font-name-complex="Courier New"/>
    </style:style>
    <style:style style:name="T26_38" style:family="text">
      <style:text-properties style:font-name="Courier New" style:font-name-asian="Courier New" style:font-name-complex="Courier New"/>
    </style:style>
    <style:style style:name="T26_39" style:family="text">
      <style:text-properties style:font-name="Courier New" style:font-name-asian="Courier New" style:font-name-complex="Courier New"/>
    </style:style>
    <style:style style:name="T26_40" style:family="text">
      <style:text-properties style:font-name="Courier New" style:font-name-asian="Courier New" style:font-name-complex="Courier New"/>
    </style:style>
    <style:style style:name="T26_41" style:family="text">
      <style:text-properties style:font-name="Courier New" style:font-name-asian="Courier New" style:font-name-complex="Courier New"/>
    </style:style>
    <style:style style:name="T26_42" style:family="text"/>
    <style:style style:name="P27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>
      <style:text-properties style:font-name="Courier New" style:font-name-asian="Courier New" style:font-name-complex="Courier New"/>
    </style:style>
    <style:style style:name="T27_14" style:family="text">
      <style:text-properties style:font-name="Courier New" style:font-name-asian="Courier New" style:font-name-complex="Courier New"/>
    </style:style>
    <style:style style:name="T27_15" style:family="text">
      <style:text-properties style:font-name="Courier New" style:font-name-asian="Courier New" style:font-name-complex="Courier New"/>
    </style:style>
    <style:style style:name="T27_16" style:family="text">
      <style:text-properties style:font-name="Courier New" style:font-name-asian="Courier New" style:font-name-complex="Courier New"/>
    </style:style>
    <style:style style:name="T27_17" style:family="text"/>
    <style:style style:name="T27_18" style:family="text">
      <style:text-properties style:font-name="Courier New" style:font-name-asian="Courier New" style:font-name-complex="Courier New"/>
    </style:style>
    <style:style style:name="T27_19" style:family="text">
      <style:text-properties style:font-name="Courier New" style:font-name-asian="Courier New" style:font-name-complex="Courier New"/>
    </style:style>
    <style:style style:name="T27_20" style:family="text"/>
    <style:style style:name="T27_21" style:family="text"/>
    <style:style style:name="T27_22" style:family="text"/>
    <style:style style:name="T27_23" style:family="text">
      <style:text-properties style:font-name="Courier New" style:font-name-asian="Courier New" style:font-name-complex="Courier New"/>
    </style:style>
    <style:style style:name="T27_24" style:family="text">
      <style:text-properties style:font-name="Courier New" style:font-name-asian="Courier New" style:font-name-complex="Courier New"/>
    </style:style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>
      <style:text-properties style:font-name="Courier New" style:font-name-asian="Courier New" style:font-name-complex="Courier New"/>
    </style:style>
    <style:style style:name="T27_35" style:family="text">
      <style:text-properties style:font-name="Courier New" style:font-name-asian="Courier New" style:font-name-complex="Courier New"/>
    </style:style>
    <style:style style:name="T27_36" style:family="text">
      <style:text-properties style:font-name="Courier New" style:font-name-asian="Courier New" style:font-name-complex="Courier New"/>
    </style:style>
    <style:style style:name="T27_37" style:family="text">
      <style:text-properties style:font-name="Courier New" style:font-name-asian="Courier New" style:font-name-complex="Courier New"/>
    </style:style>
    <style:style style:name="T27_38" style:family="text">
      <style:text-properties style:font-name="Courier New" style:font-name-asian="Courier New" style:font-name-complex="Courier New"/>
    </style:style>
    <style:style style:name="T27_39" style:family="text">
      <style:text-properties style:font-name="Courier New" style:font-name-asian="Courier New" style:font-name-complex="Courier New"/>
    </style:style>
    <style:style style:name="T27_40" style:family="text">
      <style:text-properties style:font-name="Courier New" style:font-name-asian="Courier New" style:font-name-complex="Courier New"/>
    </style:style>
    <style:style style:name="T27_41" style:family="text">
      <style:text-properties style:font-name="Courier New" style:font-name-asian="Courier New" style:font-name-complex="Courier New"/>
    </style:style>
    <style:style style:name="T27_42" style:family="text">
      <style:text-properties style:font-name="Courier New" style:font-name-asian="Courier New" style:font-name-complex="Courier New"/>
    </style:style>
    <style:style style:name="T27_43" style:family="text"/>
    <style:style style:name="P28" style:family="paragraph" style:parent-style-name="Standard">
      <style:paragraph-properties fo:break-before="auto" fo:text-indent="0cm" fo:line-height="115%" fo:margin-left="0.952cm" fo:margin-right="1.058cm" style:writing-mode="lr-tb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 style:parent-style-name="Standard"/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 text:outline-level="10"><text:bookmark-start text:name="h.cly5t4w0eiel"/><text:bookmark-end text:name="h.cly5t4w0eiel"/><text:span text:style-name="T1_1">Tutoría</text:span><text:span text:style-name="T1_2"><text:s/>6:<text:s/></text:span><text:span text:style-name="T1_3">ordenando</text:span><text:span text:style-name="T1_4"><text:s/></text:span><text:span text:style-name="T1_5">nombres</text:span></text:h>
      <text:p text:style-name="P2"><text:span text:style-name="T2_1">Defina</text:span><text:span text:style-name="T2_2"><text:s/></text:span><text:span text:style-name="T2_3">un</text:span><text:span text:style-name="T2_4"><text:s/></text:span><text:span text:style-name="T2_5">arreglo</text:span><text:span text:style-name="T2_6"><text:s/></text:span><text:span text:style-name="T2_7">global</text:span><text:span text:style-name="T2_8"><text:s/></text:span><text:span text:style-name="T2_9">que</text:span><text:span text:style-name="T2_10"><text:s/></text:span><text:span text:style-name="T2_11">contenga</text:span><text:span text:style-name="T2_12"><text:s/></text:span><text:span text:style-name="T2_13">nombres</text:span><text:span text:style-name="T2_14"><text:s/></text:span><text:span text:style-name="T2_15">de</text:span><text:span text:style-name="T2_16"><text:s/></text:span><text:span text:style-name="T2_17">la</text:span><text:span text:style-name="T2_18"><text:s/></text:span><text:span text:style-name="T2_19">siguiente</text:span><text:span text:style-name="T2_20"><text:s/></text:span><text:span text:style-name="T2_21">manera</text:span><text:span text:style-name="T2_22">:</text:span></text:p>
      <text:p text:style-name="P3"><text:span text:style-name="T3_1">char</text:span><text:span text:style-name="T3_2"><text:s/></text:span><text:span text:style-name="T3_3">nombres</text:span><text:span text:style-name="T3_4">[][15]<text:s/>=<text:s/>{“</text:span><text:span text:style-name="T3_5">Pedro</text:span><text:span text:style-name="T3_6">”,<text:s/>“</text:span><text:span text:style-name="T3_7">Pablo</text:span><text:span text:style-name="T3_8">”,<text:s/>“</text:span><text:span text:style-name="T3_9">Diego</text:span><text:span text:style-name="T3_10">”,<text:s/>“</text:span><text:span text:style-name="T3_11">Daniel</text:span><text:span text:style-name="T3_12">”};</text:span></text:p>
      <text:h text:style-name="P4" text:outline-level="10"><text:bookmark-start text:name="h.3b8v649hfg37"/><text:bookmark-end text:name="h.3b8v649hfg37"/><text:span text:style-name="T4_1">Pasar</text:span><text:span text:style-name="T4_2"><text:s/></text:span><text:span text:style-name="T4_3">nombres</text:span><text:span text:style-name="T4_4"><text:s/></text:span><text:span text:style-name="T4_5">a</text:span><text:span text:style-name="T4_6"><text:s/></text:span><text:span text:style-name="T4_7">minúsculas</text:span><text:span text:style-name="T4_8">:</text:span></text:h>
      <text:p text:style-name="P5"><text:span text:style-name="T5_1">Utilizado</text:span><text:span text:style-name="T5_2"><text:s/></text:span><text:span text:style-name="T5_3">la</text:span><text:span text:style-name="T5_4"><text:s/></text:span><text:span text:style-name="T5_5">función</text:span><text:span text:style-name="T5_6"><text:s/></text:span><text:span text:style-name="T5_7">tolower</text:span><text:span text:style-name="T5_8"><text:s/></text:span><text:span text:style-name="T5_9">en</text:span><text:span text:style-name="T5_10"><text:s/></text:span><text:span text:style-name="T5_11">el</text:span><text:span text:style-name="T5_12"><text:s/></text:span><text:span text:style-name="T5_13">main</text:span><text:span text:style-name="T5_14"><text:s/></text:span><text:span text:style-name="T5_15">de</text:span><text:span text:style-name="T5_16"><text:s/></text:span><text:span text:style-name="T5_17">su</text:span><text:span text:style-name="T5_18"><text:s/></text:span><text:span text:style-name="T5_19">programa</text:span><text:span text:style-name="T5_20">,<text:s/></text:span><text:span text:style-name="T5_21">convierta</text:span><text:span text:style-name="T5_22"><text:s/></text:span><text:span text:style-name="T5_23">todos</text:span><text:span text:style-name="T5_24"><text:s/></text:span><text:span text:style-name="T5_25">los</text:span><text:span text:style-name="T5_26"><text:s/></text:span><text:span text:style-name="T5_27">nombres</text:span><text:span text:style-name="T5_28"><text:s/></text:span><text:span text:style-name="T5_29">del</text:span><text:span text:style-name="T5_30"><text:s/></text:span><text:span text:style-name="T5_31">arreglo</text:span><text:span text:style-name="T5_32"><text:s/></text:span><text:span text:style-name="T5_33">en</text:span><text:span text:style-name="T5_34"><text:s/></text:span><text:span text:style-name="T5_35">minúsculas</text:span><text:span text:style-name="T5_36">.</text:span></text:p>
      <text:h text:style-name="P6" text:outline-level="10"><text:bookmark-start text:name="h.q9aes9tcs33b"/><text:bookmark-end text:name="h.q9aes9tcs33b"/><text:span text:style-name="T6_1">Heap</text:span><text:span text:style-name="T6_2">:</text:span></text:h>
      <text:p text:style-name="P7"><text:span text:style-name="T7_1">Cree</text:span><text:span text:style-name="T7_2"><text:s/></text:span><text:span text:style-name="T7_3">las</text:span><text:span text:style-name="T7_4"><text:s/></text:span><text:span text:style-name="T7_5">funciones</text:span><text:span text:style-name="T7_6"><text:s/></text:span><text:span text:style-name="T7_7">int</text:span><text:span text:style-name="T7_8"><text:s/></text:span><text:span text:style-name="T7_9">parent</text:span><text:span text:style-name="T7_10">(</text:span><text:span text:style-name="T7_11">int</text:span><text:span text:style-name="T7_12"><text:s/></text:span><text:span text:style-name="T7_13">i</text:span><text:span text:style-name="T7_14">)</text:span><text:span text:style-name="T7_15">,<text:s/></text:span><text:span text:style-name="T7_16">int</text:span><text:span text:style-name="T7_17"><text:s/></text:span><text:span text:style-name="T7_18">left</text:span><text:span text:style-name="T7_19">(</text:span><text:span text:style-name="T7_20">int</text:span><text:span text:style-name="T7_21"><text:s/></text:span><text:span text:style-name="T7_22">i</text:span><text:span text:style-name="T7_23">)</text:span><text:span text:style-name="T7_24"><text:s/></text:span><text:span text:style-name="T7_25">y</text:span></text:p>
      <text:p text:style-name="P8"><text:span text:style-name="T8_1">int</text:span><text:span text:style-name="T8_2"><text:s/></text:span><text:span text:style-name="T8_3">right</text:span><text:span text:style-name="T8_4">(</text:span><text:span text:style-name="T8_5">int</text:span><text:span text:style-name="T8_6"><text:s/></text:span><text:span text:style-name="T8_7">i</text:span><text:span text:style-name="T8_8">)</text:span><text:span text:style-name="T8_9">.<text:s/></text:span><text:span text:style-name="T8_10">Estas</text:span><text:span text:style-name="T8_11"><text:s/></text:span><text:span text:style-name="T8_12">funciones</text:span><text:span text:style-name="T8_13"><text:s/></text:span><text:span text:style-name="T8_14">retornan</text:span><text:span text:style-name="T8_15"><text:s/></text:span><text:span text:style-name="T8_16">floor</text:span><text:span text:style-name="T8_17">(</text:span><text:span text:style-name="T8_18">i</text:span><text:span text:style-name="T8_19">/2)</text:span><text:span text:style-name="T8_20">,<text:s/></text:span><text:span text:style-name="T8_21">2*</text:span><text:span text:style-name="T8_22">i</text:span><text:span text:style-name="T8_23"><text:s/></text:span><text:span text:style-name="T8_24">y</text:span><text:span text:style-name="T8_25"><text:s/></text:span><text:span text:style-name="T8_26">2*</text:span><text:span text:style-name="T8_27">i</text:span><text:span text:style-name="T8_28">+1</text:span><text:span text:style-name="T8_29"><text:s/></text:span><text:span text:style-name="T8_30">respectivamente</text:span><text:span text:style-name="T8_31">.</text:span></text:p>
      <text:h text:style-name="P9" text:outline-level="10"><text:bookmark-start text:name="h.r5068dk6oha7"/><text:bookmark-end text:name="h.r5068dk6oha7"/><text:span text:style-name="T9_1">Max</text:span><text:span text:style-name="T9_2">-</text:span><text:span text:style-name="T9_3">Heapify</text:span><text:span text:style-name="T9_4">:</text:span></text:h>
      <text:p text:style-name="P10"><text:span text:style-name="T10_1">Defina</text:span><text:span text:style-name="T10_2"><text:s/></text:span><text:span text:style-name="T10_3">la</text:span><text:span text:style-name="T10_4"><text:s/></text:span><text:span text:style-name="T10_5">función</text:span><text:span text:style-name="T10_6">:</text:span></text:p>
      <text:p text:style-name="P11"><text:span text:style-name="T11_1">void</text:span><text:span text:style-name="T11_2"><text:s/></text:span><text:span text:style-name="T11_3">max</text:span><text:span text:style-name="T11_4">_</text:span><text:span text:style-name="T11_5">heapify</text:span><text:span text:style-name="T11_6">(</text:span><text:span text:style-name="T11_7">char</text:span><text:span text:style-name="T11_8"><text:s/>**<text:s/></text:span><text:span text:style-name="T11_9">A</text:span><text:span text:style-name="T11_10">,<text:s/></text:span><text:span text:style-name="T11_11">int</text:span><text:span text:style-name="T11_12"><text:s/></text:span><text:span text:style-name="T11_13">l</text:span><text:span text:style-name="T11_14">,<text:s/></text:span><text:span text:style-name="T11_15">int</text:span><text:span text:style-name="T11_16"><text:s/></text:span><text:span text:style-name="T11_17">i</text:span><text:span text:style-name="T11_18">,<text:s/></text:span><text:span text:style-name="T11_19">int</text:span><text:span text:style-name="T11_20"><text:s/></text:span><text:span text:style-name="T11_21">pos</text:span><text:span text:style-name="T11_22">);</text:span></text:p>
      <text:p text:style-name="P12"><text:span text:style-name="T12_1">Esta</text:span><text:span text:style-name="T12_2"><text:s/></text:span><text:span text:style-name="T12_3">función</text:span><text:span text:style-name="T12_4"><text:s/></text:span><text:span text:style-name="T12_5">ayudará</text:span><text:span text:style-name="T12_6"><text:s/></text:span><text:span text:style-name="T12_7">a</text:span><text:span text:style-name="T12_8"><text:s/></text:span><text:span text:style-name="T12_9">convertir</text:span><text:span text:style-name="T12_10"><text:s/></text:span><text:span text:style-name="T12_11">un</text:span><text:span text:style-name="T12_12"><text:s/></text:span><text:span text:style-name="T12_13">arreglo</text:span><text:span text:style-name="T12_14"><text:s/></text:span><text:span text:style-name="T12_15">A</text:span><text:span text:style-name="T12_16"><text:s/></text:span><text:span text:style-name="T12_17">de</text:span><text:span text:style-name="T12_18"><text:s/></text:span><text:span text:style-name="T12_19">nombres</text:span><text:span text:style-name="T12_20"><text:s/></text:span><text:span text:style-name="T12_21">en</text:span><text:span text:style-name="T12_22"><text:s/></text:span><text:span text:style-name="T12_23">un</text:span><text:span text:style-name="T12_24"><text:s/></text:span><text:span text:style-name="T12_25">max</text:span><text:span text:style-name="T12_26"><text:s/></text:span><text:span text:style-name="T12_27">heap</text:span><text:span text:style-name="T12_28">.<text:s/></text:span><text:span text:style-name="T12_29">Donde</text:span><text:span text:style-name="T12_30"><text:s/></text:span><text:span text:style-name="T12_31">l</text:span><text:span text:style-name="T12_32"><text:s/></text:span><text:span text:style-name="T12_33">es</text:span><text:span text:style-name="T12_34"><text:s/></text:span><text:span text:style-name="T12_35">el</text:span><text:span text:style-name="T12_36"><text:s/></text:span><text:span text:style-name="T12_37">largo</text:span><text:span text:style-name="T12_38"><text:s/></text:span><text:span text:style-name="T12_39">del</text:span><text:span text:style-name="T12_40"><text:s/></text:span><text:span text:style-name="T12_41">sub</text:span><text:span text:style-name="T12_42"><text:s/></text:span><text:span text:style-name="T12_43">arreglo</text:span><text:span text:style-name="T12_44"><text:s/></text:span><text:span text:style-name="T12_45">que</text:span><text:span text:style-name="T12_46"><text:s/></text:span><text:span text:style-name="T12_47">se</text:span><text:span text:style-name="T12_48"><text:s/></text:span><text:span text:style-name="T12_49">quiere</text:span><text:span text:style-name="T12_50"><text:s/></text:span><text:span text:style-name="T12_51">modificar</text:span><text:span text:style-name="T12_52">,<text:s/></text:span><text:span text:style-name="T12_53">A</text:span><text:span text:style-name="T12_54">[</text:span><text:span text:style-name="T12_55">i</text:span><text:span text:style-name="T12_56">]</text:span><text:span text:style-name="T12_57"><text:s/></text:span><text:span text:style-name="T12_58">es</text:span><text:span text:style-name="T12_59"><text:s/></text:span><text:span text:style-name="T12_60">un</text:span><text:span text:style-name="T12_61"><text:s/></text:span><text:span text:style-name="T12_62">elemento</text:span><text:span text:style-name="T12_63"><text:s/></text:span><text:span text:style-name="T12_64">que</text:span><text:span text:style-name="T12_65"><text:s/></text:span><text:span text:style-name="T12_66">no</text:span><text:span text:style-name="T12_67"><text:s/></text:span><text:span text:style-name="T12_68">cumpe</text:span><text:span text:style-name="T12_69"><text:s/></text:span><text:span text:style-name="T12_70">con</text:span><text:span text:style-name="T12_71"><text:s/></text:span><text:span text:style-name="T12_72">la</text:span><text:span text:style-name="T12_73"><text:s/></text:span><text:span text:style-name="T12_74">propiedad</text:span><text:span text:style-name="T12_75"><text:s/></text:span><text:span text:style-name="T12_76">de</text:span><text:span text:style-name="T12_77"><text:s/></text:span><text:span text:style-name="T12_78">max</text:span><text:span text:style-name="T12_79">-</text:span><text:span text:style-name="T12_80">heap</text:span><text:span text:style-name="T12_81"><text:s/></text:span><text:span text:style-name="T12_82">y</text:span><text:span text:style-name="T12_83"><text:s/></text:span><text:span text:style-name="T12_84">pos</text:span><text:span text:style-name="T12_85"><text:s/></text:span><text:span text:style-name="T12_86">es</text:span><text:span text:style-name="T12_87"><text:s/></text:span><text:span text:style-name="T12_88">la</text:span><text:span text:style-name="T12_89"><text:s/></text:span><text:span text:style-name="T12_90">posición</text:span><text:span text:style-name="T12_91"><text:s/></text:span><text:span text:style-name="T12_92">del</text:span><text:span text:style-name="T12_93"><text:s/></text:span><text:span text:style-name="T12_94">carácter</text:span><text:span text:style-name="T12_95"><text:s/></text:span><text:span text:style-name="T12_96">clave</text:span><text:span text:style-name="T12_97"><text:s/></text:span><text:span text:style-name="T12_98">que</text:span><text:span text:style-name="T12_99"><text:s/></text:span><text:span text:style-name="T12_100">se</text:span><text:span text:style-name="T12_101"><text:s/></text:span><text:span text:style-name="T12_102">está</text:span><text:span text:style-name="T12_103"><text:s/></text:span><text:span text:style-name="T12_104">ordenado</text:span><text:span text:style-name="T12_105">.<text:s/></text:span><text:span text:style-name="T12_106">Debe</text:span><text:span text:style-name="T12_107"><text:s/></text:span><text:span text:style-name="T12_108">asumirse</text:span><text:span text:style-name="T12_109"><text:s/></text:span><text:span text:style-name="T12_110">que</text:span><text:span text:style-name="T12_111"><text:s/></text:span><text:span text:style-name="T12_112">que</text:span><text:span text:style-name="T12_113"><text:s/></text:span><text:span text:style-name="T12_114">los</text:span><text:span text:style-name="T12_115"><text:s/></text:span><text:span text:style-name="T12_116">árboles</text:span><text:span text:style-name="T12_117"><text:s/></text:span><text:span text:style-name="T12_118">binarios</text:span><text:span text:style-name="T12_119"><text:s/></text:span><text:span text:style-name="T12_120">con</text:span><text:span text:style-name="T12_121"><text:s/></text:span><text:span text:style-name="T12_122">raíces</text:span><text:span text:style-name="T12_123"><text:s/></text:span><text:span text:style-name="T12_124">left</text:span><text:span text:style-name="T12_125">(</text:span><text:span text:style-name="T12_126">i</text:span><text:span text:style-name="T12_127">)</text:span><text:span text:style-name="T12_128"><text:s/></text:span><text:span text:style-name="T12_129">y</text:span><text:span text:style-name="T12_130"><text:s/></text:span><text:span text:style-name="T12_131">right</text:span><text:span text:style-name="T12_132">(</text:span><text:span text:style-name="T12_133">i</text:span><text:span text:style-name="T12_134">)</text:span><text:span text:style-name="T12_135"><text:s/></text:span><text:span text:style-name="T12_136">son</text:span><text:span text:style-name="T12_137"><text:s/></text:span><text:span text:style-name="T12_138">max</text:span><text:span text:style-name="T12_139">-</text:span><text:span text:style-name="T12_140">heaps</text:span><text:span text:style-name="T12_141">.</text:span></text:p>
      <text:h text:style-name="P13" text:outline-level="10"><text:bookmark-start text:name="h.1twtdl1mpsx8"/><text:bookmark-end text:name="h.1twtdl1mpsx8"/><text:span text:style-name="T13_1">Build</text:span><text:span text:style-name="T13_2">-</text:span><text:span text:style-name="T13_3">Max</text:span><text:span text:style-name="T13_4">-</text:span><text:span text:style-name="T13_5">Heap</text:span><text:span text:style-name="T13_6">:</text:span></text:h>
      <text:p text:style-name="P14"><text:span text:style-name="T14_1">Defina</text:span><text:span text:style-name="T14_2"><text:s/></text:span><text:span text:style-name="T14_3">la</text:span><text:span text:style-name="T14_4"><text:s/></text:span><text:span text:style-name="T14_5">función</text:span><text:span text:style-name="T14_6">:</text:span></text:p>
      <text:p text:style-name="P15"><text:span text:style-name="T15_1">void</text:span><text:span text:style-name="T15_2"><text:s/></text:span><text:span text:style-name="T15_3">build</text:span><text:span text:style-name="T15_4">_</text:span><text:span text:style-name="T15_5">max</text:span><text:span text:style-name="T15_6">_</text:span><text:span text:style-name="T15_7">heap</text:span><text:span text:style-name="T15_8">(</text:span><text:span text:style-name="T15_9">char</text:span><text:span text:style-name="T15_10"><text:s/>**<text:s/></text:span><text:span text:style-name="T15_11">A</text:span><text:span text:style-name="T15_12">,<text:s/></text:span><text:span text:style-name="T15_13">int</text:span><text:span text:style-name="T15_14"><text:s/></text:span><text:span text:style-name="T15_15">l</text:span><text:span text:style-name="T15_16">,<text:s/></text:span><text:span text:style-name="T15_17">int</text:span><text:span text:style-name="T15_18"><text:s/></text:span><text:span text:style-name="T15_19">pos</text:span><text:span text:style-name="T15_20">);</text:span></text:p>
      <text:p text:style-name="P16"><text:span text:style-name="T16_1">Esta</text:span><text:span text:style-name="T16_2"><text:s/></text:span><text:span text:style-name="T16_3">función</text:span><text:span text:style-name="T16_4"><text:s/></text:span><text:span text:style-name="T16_5">convierte</text:span><text:span text:style-name="T16_6"><text:s/></text:span><text:span text:style-name="T16_7">un</text:span><text:span text:style-name="T16_8"><text:s/></text:span><text:span text:style-name="T16_9">arreglo</text:span><text:span text:style-name="T16_10"><text:s/></text:span><text:span text:style-name="T16_11">A</text:span><text:span text:style-name="T16_12"><text:s/></text:span><text:span text:style-name="T16_13">en</text:span><text:span text:style-name="T16_14"><text:s/></text:span><text:span text:style-name="T16_15">un</text:span><text:span text:style-name="T16_16"><text:s/></text:span><text:span text:style-name="T16_17">max</text:span><text:span text:style-name="T16_18"><text:s/></text:span><text:span text:style-name="T16_19">heap</text:span><text:span text:style-name="T16_20">.<text:s/></text:span><text:span text:style-name="T16_21">Donde</text:span><text:span text:style-name="T16_22"><text:s/></text:span><text:span text:style-name="T16_23">l</text:span><text:span text:style-name="T16_24"><text:s/></text:span><text:span text:style-name="T16_25">es</text:span><text:span text:style-name="T16_26"><text:s/></text:span><text:span text:style-name="T16_27">el</text:span><text:span text:style-name="T16_28"><text:s/></text:span><text:span text:style-name="T16_29">largo</text:span><text:span text:style-name="T16_30"><text:s/></text:span><text:span text:style-name="T16_31">del</text:span><text:span text:style-name="T16_32"><text:s/></text:span><text:span text:style-name="T16_33">sub</text:span><text:span text:style-name="T16_34"><text:s/></text:span><text:span text:style-name="T16_35">arreglo</text:span><text:span text:style-name="T16_36"><text:s/></text:span><text:span text:style-name="T16_37">que</text:span><text:span text:style-name="T16_38"><text:s/></text:span><text:span text:style-name="T16_39">se</text:span><text:span text:style-name="T16_40"><text:s/></text:span><text:span text:style-name="T16_41">quiere</text:span><text:span text:style-name="T16_42"><text:s/></text:span><text:span text:style-name="T16_43">modificar</text:span><text:span text:style-name="T16_44"><text:s/></text:span><text:span text:style-name="T16_45">y</text:span><text:span text:style-name="T16_46"><text:s/></text:span><text:span text:style-name="T16_47">pos</text:span><text:span text:style-name="T16_48"><text:s/></text:span><text:span text:style-name="T16_49">es</text:span><text:span text:style-name="T16_50"><text:s/></text:span><text:span text:style-name="T16_51">la</text:span><text:span text:style-name="T16_52"><text:s/></text:span><text:span text:style-name="T16_53">posición</text:span><text:span text:style-name="T16_54"><text:s/></text:span><text:span text:style-name="T16_55">del</text:span><text:span text:style-name="T16_56"><text:s/></text:span><text:span text:style-name="T16_57">carácter</text:span><text:span text:style-name="T16_58"><text:s/></text:span><text:span text:style-name="T16_59">clave</text:span><text:span text:style-name="T16_60"><text:s/></text:span><text:span text:style-name="T16_61">que</text:span><text:span text:style-name="T16_62"><text:s/></text:span><text:span text:style-name="T16_63">se</text:span><text:span text:style-name="T16_64"><text:s/></text:span><text:span text:style-name="T16_65">está</text:span><text:span text:style-name="T16_66"><text:s/></text:span><text:span text:style-name="T16_67">ordenado</text:span><text:span text:style-name="T16_68">.</text:span></text:p>
      <text:h text:style-name="P17" text:outline-level="10"><text:bookmark-start text:name="h.ep1errogjc99"/><text:bookmark-end text:name="h.ep1errogjc99"/><text:span text:style-name="T17_1">Heapsort</text:span><text:span text:style-name="T17_2">:</text:span></text:h>
      <text:p text:style-name="P18"><text:span text:style-name="T18_1">Defina</text:span><text:span text:style-name="T18_2"><text:s/></text:span><text:span text:style-name="T18_3">la</text:span><text:span text:style-name="T18_4"><text:s/></text:span><text:span text:style-name="T18_5">función</text:span><text:span text:style-name="T18_6">:</text:span></text:p>
      <text:p text:style-name="P19"><text:span text:style-name="T19_1">void</text:span><text:span text:style-name="T19_2"><text:s/></text:span><text:span text:style-name="T19_3">heapsort</text:span><text:span text:style-name="T19_4">(</text:span><text:span text:style-name="T19_5">char</text:span><text:span text:style-name="T19_6"><text:s/>**<text:s/></text:span><text:span text:style-name="T19_7">A</text:span><text:span text:style-name="T19_8">,<text:s/></text:span><text:span text:style-name="T19_9">int</text:span><text:span text:style-name="T19_10"><text:s/></text:span><text:span text:style-name="T19_11">l</text:span><text:span text:style-name="T19_12">,<text:s/></text:span><text:span text:style-name="T19_13">int</text:span><text:span text:style-name="T19_14"><text:s/></text:span><text:span text:style-name="T19_15">pos</text:span><text:span text:style-name="T19_16">);</text:span></text:p>
      <text:p text:style-name="P20"><text:span text:style-name="T20_1">Esta</text:span><text:span text:style-name="T20_2"><text:s/></text:span><text:span text:style-name="T20_3">función</text:span><text:span text:style-name="T20_4"><text:s/></text:span><text:span text:style-name="T20_5">ordena</text:span><text:span text:style-name="T20_6"><text:s/></text:span><text:span text:style-name="T20_7">un</text:span><text:span text:style-name="T20_8"><text:s/></text:span><text:span text:style-name="T20_9">arreglo</text:span><text:span text:style-name="T20_10"><text:s/></text:span><text:span text:style-name="T20_11">A</text:span><text:span text:style-name="T20_12">.<text:s/></text:span><text:span text:style-name="T20_13">Donde</text:span><text:span text:style-name="T20_14"><text:s/></text:span><text:span text:style-name="T20_15">l</text:span><text:span text:style-name="T20_16"><text:s/></text:span><text:span text:style-name="T20_17">es</text:span><text:span text:style-name="T20_18"><text:s/></text:span><text:span text:style-name="T20_19">el</text:span><text:span text:style-name="T20_20"><text:s/></text:span><text:span text:style-name="T20_21">largo</text:span><text:span text:style-name="T20_22"><text:s/></text:span><text:span text:style-name="T20_23">del</text:span><text:span text:style-name="T20_24"><text:s/></text:span><text:span text:style-name="T20_25">sub</text:span><text:span text:style-name="T20_26"><text:s/></text:span><text:span text:style-name="T20_27">arreglo</text:span><text:span text:style-name="T20_28"><text:s/></text:span><text:span text:style-name="T20_29">que</text:span><text:span text:style-name="T20_30"><text:s/></text:span><text:span text:style-name="T20_31">se</text:span><text:span text:style-name="T20_32"><text:s/></text:span><text:span text:style-name="T20_33">quiere</text:span><text:span text:style-name="T20_34"><text:s/></text:span><text:span text:style-name="T20_35">ordenar</text:span><text:span text:style-name="T20_36"><text:s/></text:span><text:span text:style-name="T20_37">y</text:span><text:span text:style-name="T20_38"><text:s/></text:span><text:span text:style-name="T20_39">pos</text:span><text:span text:style-name="T20_40"><text:s/></text:span><text:span text:style-name="T20_41">es</text:span><text:span text:style-name="T20_42"><text:s/></text:span><text:span text:style-name="T20_43">la</text:span><text:span text:style-name="T20_44"><text:s/></text:span><text:span text:style-name="T20_45">posición</text:span><text:span text:style-name="T20_46"><text:s/></text:span><text:span text:style-name="T20_47">del</text:span><text:span text:style-name="T20_48"><text:s/></text:span><text:span text:style-name="T20_49">carácter</text:span><text:span text:style-name="T20_50"><text:s/></text:span><text:span text:style-name="T20_51">clave</text:span><text:span text:style-name="T20_52"><text:s/></text:span><text:span text:style-name="T20_53">que</text:span><text:span text:style-name="T20_54"><text:s/></text:span><text:span text:style-name="T20_55">se</text:span><text:span text:style-name="T20_56"><text:s/></text:span><text:span text:style-name="T20_57">está</text:span><text:span text:style-name="T20_58"><text:s/></text:span><text:span text:style-name="T20_59">ordenado</text:span><text:span text:style-name="T20_60">.</text:span></text:p>
      <text:h text:style-name="P21" text:outline-level="10"><text:bookmark-start text:name="h.gguz98drl6n"/><text:bookmark-end text:name="h.gguz98drl6n"/><text:span text:style-name="T21_1">Ordenando</text:span><text:span text:style-name="T21_2"><text:s/></text:span><text:span text:style-name="T21_3">los</text:span><text:span text:style-name="T21_4"><text:s/></text:span><text:span text:style-name="T21_5">nombres</text:span><text:span text:style-name="T21_6">:</text:span></text:h>
      <text:p text:style-name="P22"><text:span text:style-name="T22_1">Primero</text:span><text:span text:style-name="T22_2"><text:s/></text:span><text:span text:style-name="T22_3">intente</text:span><text:span text:style-name="T22_4"><text:s/></text:span><text:span text:style-name="T22_5">ordenar</text:span><text:span text:style-name="T22_6"><text:s/></text:span><text:span text:style-name="T22_7">los</text:span><text:span text:style-name="T22_8"><text:s/></text:span><text:span text:style-name="T22_9">nombres</text:span><text:span text:style-name="T22_10"><text:s/></text:span><text:span text:style-name="T22_11">alfabéticamente</text:span><text:span text:style-name="T22_12"><text:s/></text:span><text:span text:style-name="T22_13">utilizando</text:span><text:span text:style-name="T22_14"><text:s/></text:span><text:span text:style-name="T22_15">la</text:span><text:span text:style-name="T22_16"><text:s/></text:span><text:span text:style-name="T22_17">función</text:span><text:span text:style-name="T22_18"><text:s/></text:span><text:span text:style-name="T22_19">heapsort</text:span><text:span text:style-name="T22_20">.<text:s/></text:span><text:span text:style-name="T22_21">Solo</text:span><text:span text:style-name="T22_22"><text:s/></text:span><text:span text:style-name="T22_23">es</text:span><text:span text:style-name="T22_24"><text:s/></text:span><text:span text:style-name="T22_25">necesario</text:span><text:span text:style-name="T22_26"><text:s/></text:span><text:span text:style-name="T22_27">ordenar</text:span><text:span text:style-name="T22_28"><text:s/></text:span><text:span text:style-name="T22_29">según</text:span><text:span text:style-name="T22_30"><text:s/></text:span><text:span text:style-name="T22_31">el</text:span><text:span text:style-name="T22_32"><text:s/></text:span><text:span text:style-name="T22_33">primer</text:span><text:span text:style-name="T22_34"><text:s/></text:span><text:span text:style-name="T22_35">carácter</text:span><text:span text:style-name="T22_36">.</text:span></text:p>
      <text:p text:style-name="P23"><text:span text:style-name="T23_1">Luego</text:span><text:span text:style-name="T23_2"><text:s/></text:span><text:span text:style-name="T23_3">cree</text:span><text:span text:style-name="T23_4"><text:s/></text:span><text:span text:style-name="T23_5">una</text:span><text:span text:style-name="T23_6"><text:s/></text:span><text:span text:style-name="T23_7">función</text:span><text:span text:style-name="T23_8"><text:s/></text:span><text:span text:style-name="T23_9">que</text:span><text:span text:style-name="T23_10"><text:s/></text:span><text:span text:style-name="T23_11">ordene</text:span><text:span text:style-name="T23_12"><text:s/></text:span><text:span text:style-name="T23_13">los</text:span><text:span text:style-name="T23_14"><text:s/></text:span><text:span text:style-name="T23_15">nombres</text:span><text:span text:style-name="T23_16"><text:s/></text:span><text:span text:style-name="T23_17">alfabéticamente</text:span><text:span text:style-name="T23_18"><text:s/></text:span><text:span text:style-name="T23_19">variando</text:span><text:span text:style-name="T23_20"><text:s/></text:span><text:span text:style-name="T23_21">los</text:span><text:span text:style-name="T23_22"><text:s/></text:span><text:span text:style-name="T23_23">parámetros</text:span><text:span text:style-name="T23_24"><text:s/></text:span><text:span text:style-name="T23_25">A</text:span><text:span text:style-name="T23_26">,<text:s/></text:span><text:span text:style-name="T23_27">l</text:span><text:span text:style-name="T23_28"><text:s/></text:span><text:span text:style-name="T23_29">y</text:span><text:span text:style-name="T23_30"><text:s/></text:span><text:span text:style-name="T23_31">pos</text:span><text:span text:style-name="T23_32">.<text:s/></text:span><text:span text:style-name="T23_33">La</text:span><text:span text:style-name="T23_34"><text:s/></text:span><text:span text:style-name="T23_35">función</text:span><text:span text:style-name="T23_36"><text:s/></text:span><text:span text:style-name="T23_37">debe</text:span><text:span text:style-name="T23_38"><text:s/></text:span><text:span text:style-name="T23_39">ordenar</text:span><text:span text:style-name="T23_40"><text:s/></text:span><text:span text:style-name="T23_41">primero</text:span><text:span text:style-name="T23_42"><text:s/></text:span><text:span text:style-name="T23_43">los</text:span><text:span text:style-name="T23_44"><text:s/></text:span><text:span text:style-name="T23_45">nombres</text:span><text:span text:style-name="T23_46"><text:s/></text:span><text:span text:style-name="T23_47">según</text:span><text:span text:style-name="T23_48"><text:s/></text:span><text:span text:style-name="T23_49">el</text:span><text:span text:style-name="T23_50"><text:s/></text:span><text:span text:style-name="T23_51">primer</text:span><text:span text:style-name="T23_52"><text:s/></text:span><text:span text:style-name="T23_53">carácter</text:span><text:span text:style-name="T23_54"><text:s/>(</text:span><text:span text:style-name="T23_55">pos</text:span><text:span text:style-name="T23_56">=0</text:span><text:span text:style-name="T23_57">),<text:s/></text:span><text:span text:style-name="T23_58">luego</text:span><text:span text:style-name="T23_59"><text:s/></text:span><text:span text:style-name="T23_60">según</text:span><text:span text:style-name="T23_61"><text:s/></text:span><text:span text:style-name="T23_62">el</text:span><text:span text:style-name="T23_63"><text:s/></text:span><text:span text:style-name="T23_64">segundo</text:span><text:span text:style-name="T23_65"><text:s/>(</text:span><text:span text:style-name="T23_66">pos</text:span><text:span text:style-name="T23_67">=1</text:span><text:span text:style-name="T23_68">)<text:s/></text:span><text:span text:style-name="T23_69">hasta</text:span><text:span text:style-name="T23_70"><text:s/></text:span><text:span text:style-name="T23_71">llegar</text:span><text:span text:style-name="T23_72"><text:s/></text:span><text:span text:style-name="T23_73">a</text:span><text:span text:style-name="T23_74"><text:s/></text:span><text:span text:style-name="T23_75">pos</text:span><text:span text:style-name="T23_76">=14</text:span><text:span text:style-name="T23_77">.</text:span></text:p>
      <text:p text:style-name="P24"><text:span text:style-name="T24_1">Por</text:span><text:span text:style-name="T24_2"><text:s/></text:span><text:span text:style-name="T24_3">ejemplo</text:span><text:span text:style-name="T24_4">,<text:s/></text:span><text:span text:style-name="T24_5">con</text:span><text:span text:style-name="T24_6"><text:s/></text:span><text:span text:style-name="T24_7">los</text:span><text:span text:style-name="T24_8"><text:s/></text:span><text:span text:style-name="T24_9">nombres</text:span><text:span text:style-name="T24_10"><text:s/></text:span><text:span text:style-name="T24_11">usados</text:span><text:span text:style-name="T24_12"><text:s/></text:span><text:span text:style-name="T24_13">arriba</text:span><text:span text:style-name="T24_14"><text:s/>(</text:span><text:span text:style-name="T24_15">“</text:span><text:span text:style-name="T24_16">Pedro</text:span><text:span text:style-name="T24_17">”,<text:s/>“</text:span><text:span text:style-name="T24_18">Pablo</text:span><text:span text:style-name="T24_19">”,<text:s/>“</text:span><text:span text:style-name="T24_20">Diego</text:span><text:span text:style-name="T24_21">”,<text:s/>“</text:span><text:span text:style-name="T24_22">Daniel</text:span><text:span text:style-name="T24_23">”</text:span><text:span text:style-name="T24_24">).</text:span></text:p>
      <text:p text:style-name="P25"><text:span text:style-name="T25_1">En</text:span><text:span text:style-name="T25_2"><text:s/></text:span><text:span text:style-name="T25_3">la</text:span><text:span text:style-name="T25_4"><text:s/></text:span><text:span text:style-name="T25_5">primera</text:span><text:span text:style-name="T25_6"><text:s/></text:span><text:span text:style-name="T25_7">iteración</text:span><text:span text:style-name="T25_8"><text:s/></text:span><text:span text:style-name="T25_9">se</text:span><text:span text:style-name="T25_10"><text:s/></text:span><text:span text:style-name="T25_11">usaría</text:span><text:span text:style-name="T25_12"><text:s/></text:span><text:span text:style-name="T25_13">A</text:span><text:span text:style-name="T25_14">=</text:span><text:span text:style-name="T25_15">nombres</text:span><text:span text:style-name="T25_16">,<text:s/></text:span><text:span text:style-name="T25_17">l</text:span><text:span text:style-name="T25_18">=4</text:span><text:span text:style-name="T25_19"><text:s/></text:span><text:span text:style-name="T25_20">y</text:span><text:span text:style-name="T25_21"><text:s/></text:span><text:span text:style-name="T25_22">pos</text:span><text:span text:style-name="T25_23">=0</text:span><text:span text:style-name="T25_24">.<text:s/></text:span><text:span text:style-name="T25_25">El</text:span><text:span text:style-name="T25_26"><text:s/></text:span><text:span text:style-name="T25_27">orden</text:span><text:span text:style-name="T25_28"><text:s/></text:span><text:span text:style-name="T25_29">resultante</text:span><text:span text:style-name="T25_30"><text:s/></text:span><text:span text:style-name="T25_31">sería</text:span><text:span text:style-name="T25_32">:<text:s/>(</text:span><text:span text:style-name="T25_33">“</text:span><text:span text:style-name="T25_34">Diego</text:span><text:span text:style-name="T25_35">”,<text:s/>“</text:span><text:span text:style-name="T25_36">Daniel</text:span><text:span text:style-name="T25_37">”,<text:s/>“</text:span><text:span text:style-name="T25_38">Pedro</text:span><text:span text:style-name="T25_39">”,<text:s/>“</text:span><text:span text:style-name="T25_40">Pablo</text:span><text:span text:style-name="T25_41">”</text:span><text:span text:style-name="T25_42">).</text:span></text:p>
      <text:p text:style-name="P26"><text:span text:style-name="T26_1">En</text:span><text:span text:style-name="T26_2"><text:s/></text:span><text:span text:style-name="T26_3">la</text:span><text:span text:style-name="T26_4"><text:s/></text:span><text:span text:style-name="T26_5">segunda</text:span><text:span text:style-name="T26_6"><text:s/></text:span><text:span text:style-name="T26_7">iteración</text:span><text:span text:style-name="T26_8"><text:s/></text:span><text:span text:style-name="T26_9">se</text:span><text:span text:style-name="T26_10"><text:s/></text:span><text:span text:style-name="T26_11">usaría</text:span><text:span text:style-name="T26_12"><text:s/></text:span><text:span text:style-name="T26_13">A</text:span><text:span text:style-name="T26_14">=</text:span><text:span text:style-name="T26_15">nombres</text:span><text:span text:style-name="T26_16">,<text:s/></text:span><text:span text:style-name="T26_17">l</text:span><text:span text:style-name="T26_18">=2</text:span><text:span text:style-name="T26_19"><text:s/></text:span><text:span text:style-name="T26_20">y</text:span><text:span text:style-name="T26_21"><text:s/></text:span><text:span text:style-name="T26_22">pos</text:span><text:span text:style-name="T26_23">=1</text:span><text:span text:style-name="T26_24">.<text:s/></text:span><text:span text:style-name="T26_25">El</text:span><text:span text:style-name="T26_26"><text:s/></text:span><text:span text:style-name="T26_27">orden</text:span><text:span text:style-name="T26_28"><text:s/></text:span><text:span text:style-name="T26_29">resultante</text:span><text:span text:style-name="T26_30"><text:s/></text:span><text:span text:style-name="T26_31">sería</text:span><text:span text:style-name="T26_32">:<text:s/>(</text:span><text:span text:style-name="T26_33">“</text:span><text:span text:style-name="T26_34">Daniel</text:span><text:span text:style-name="T26_35">”,<text:s/>“</text:span><text:span text:style-name="T26_36">Diego</text:span><text:span text:style-name="T26_37">”,<text:s/>“</text:span><text:span text:style-name="T26_38">Pedro</text:span><text:span text:style-name="T26_39">”,<text:s/>“</text:span><text:span text:style-name="T26_40">Pablo</text:span><text:span text:style-name="T26_41">”</text:span><text:span text:style-name="T26_42">).</text:span></text:p>
      <text:p text:style-name="P27"><text:span text:style-name="T27_1">En</text:span><text:span text:style-name="T27_2"><text:s/></text:span><text:span text:style-name="T27_3">la</text:span><text:span text:style-name="T27_4"><text:s/></text:span><text:span text:style-name="T27_5">tercera</text:span><text:span text:style-name="T27_6"><text:s/></text:span><text:span text:style-name="T27_7">iteración</text:span><text:span text:style-name="T27_8"><text:s/></text:span><text:span text:style-name="T27_9">se</text:span><text:span text:style-name="T27_10"><text:s/></text:span><text:span text:style-name="T27_11">usaría</text:span><text:span text:style-name="T27_12"><text:s/></text:span><text:span text:style-name="T27_13">A</text:span><text:span text:style-name="T27_14">=</text:span><text:span text:style-name="T27_15">nombres</text:span><text:span text:style-name="T27_16">+2</text:span><text:span text:style-name="T27_17">,<text:s/></text:span><text:span text:style-name="T27_18">l</text:span><text:span text:style-name="T27_19">=2</text:span><text:span text:style-name="T27_20"><text:s/></text:span><text:span text:style-name="T27_21">y</text:span><text:span text:style-name="T27_22"><text:s/></text:span><text:span text:style-name="T27_23">pos</text:span><text:span text:style-name="T27_24">=1</text:span><text:span text:style-name="T27_25">.<text:s/></text:span><text:span text:style-name="T27_26">El</text:span><text:span text:style-name="T27_27"><text:s/></text:span><text:span text:style-name="T27_28">orden</text:span><text:span text:style-name="T27_29"><text:s/></text:span><text:span text:style-name="T27_30">resultante</text:span><text:span text:style-name="T27_31"><text:s/></text:span><text:span text:style-name="T27_32">sería</text:span><text:span text:style-name="T27_33">:<text:s/>(</text:span><text:span text:style-name="T27_34">“</text:span><text:span text:style-name="T27_35">Daniel</text:span><text:span text:style-name="T27_36">”,<text:s/>“</text:span><text:span text:style-name="T27_37">Diego</text:span><text:span text:style-name="T27_38">”,<text:s/>“</text:span><text:span text:style-name="T27_39">Pablo</text:span><text:span text:style-name="T27_40">”,<text:s/>“</text:span><text:span text:style-name="T27_41">Pedro</text:span><text:span text:style-name="T27_42">”</text:span><text:span text:style-name="T27_43">).</text:span></text:p>
      <text:p text:style-name="P28"/>
      <text:p text:style-name="P29"><text:span text:style-name="T29_1"><office:annotation><dc:creator/><text:p text:style-name="P30"><text:span text:style-name="T30_1">ricarvalencia</text:span><text:span text:style-name="T30_2">:</text:span></text:p><text:p text:style-name="P31"><text:span text:style-name="T31_1">tolower</text:span></text:p></office:annotation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